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68cm"/>
    </style:style>
    <style:style style:name="co7" style:family="table-column">
      <style:table-column-properties fo:break-before="auto" style:column-width="3.752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5" style:family="table-cell" style:parent-style-name="Default">
      <style:table-cell-properties fo:background-color="#c0c0c0"/>
      <style:text-properties fo:color="#ff0000"/>
    </style:style>
    <style:style style:name="ce16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9" office:value-type="string">
            <text:p>SCREENSHOT</text:p>
          </table:table-cell>
          <table:table-cell table:style-name="ce9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2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2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2">
          <table:table-cell office:value-type="string">
            <text:p>GIMP</text:p>
          </table:table-cell>
          <table:table-cell table:style-name="ce4" table:formula="of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Joomla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Lbreakout2</text:p>
          </table:table-cell>
          <table:table-cell table:style-name="ce7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Moodle</text:p>
          </table:table-cell>
          <table:table-cell table:style-name="ce7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2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SMF</text:p>
          </table:table-cell>
          <table:table-cell table:style-name="ce7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Subversion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TuxMath</text:p>
          </table:table-cell>
          <table:table-cell table:style-name="ce6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7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xampp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F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3">23/03/2009</text:date>, <text:time>18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Anuchit Chalothorn</dc:creator>
    <dc:date>2009-03-23T18:53:44</dc:date>
    <meta:editing-cycles>4</meta:editing-cycles>
    <meta:editing-duration>PT04H11M59S</meta:editing-duration>
    <meta:document-statistic meta:table-count="1" meta:cell-count="241" meta:object-count="0"/>
    <meta:user-defined meta:name="Info 1"/>
    <meta:user-defined meta:name="Info 2"/>
    <meta:user-defined meta:name="Info 3"/>
    <meta:user-defined meta:name="Info 4"/>
  </office:meta>
</office:document-meta>
</file>